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t</text:p>
      <text:p text:style-name="Standard"/>
      <text:p text:style-name="Standard"/>
      <text:p text:style-name="Standard">Initialisation : matrice 8*8 + position de départ</text:p>
      <text:p text:style-name="Standard"/>
      <text:p text:style-name="Standard">typedef enum {vide,blanc,noire,possible,le_plus} pion;</text:p>
      <text:p text:style-name="Standard"/>
      <text:p text:style-name="Standard"/>
      <text:p text:style-name="Standard">fonctions :</text:p>
      <text:p text:style-name="Standard"/>
      <text:p text:style-name="Standard">-retournemant du pion/changement de couleur :W</text:p>
      <text:p text:style-name="Standard"/>
      <text:p text:style-name="Standard">- vérification de plassage de pion : Al</text:p>
      <text:p text:style-name="Standard"/>
      <text:p text:style-name="Standard">- verification de fin de jeux :</text:p>
      <text:p text:style-name="Standard"/>
      <text:p text:style-name="Standard">- score : Mu validé</text:p>
      <text:p text:style-name="Standard"/>
      <text:p text:style-name="Standard">- gestion de nom joueur :</text:p>
      <text:p text:style-name="Standard"/>
      <text:p text:style-name="Standard">- coup qui rapport le plus :</text:p>
      <text:p text:style-name="Standard"/>
      <text:p text:style-name="Standard">-gestion de la sauvegarde dans un fichier : Mu</text:p>
      <text:p text:style-name="Standard"/>
      <text:p text:style-name="Standard">-passage de tours j1/j2 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urdo nicolai</meta:initial-creator>
    <meta:creation-date>2015-11-16T15:00:05</meta:creation-date>
    <dc:date>2015-11-19T10:49:59</dc:date>
    <meta:editing-duration>PT3H19M29S</meta:editing-duration>
    <meta:editing-cycles>4</meta:editing-cycles>
    <meta:generator>OpenOffice/4.1.1$Unix OpenOffice.org_project/411m6$Build-9775</meta:generator>
    <meta:document-statistic meta:table-count="0" meta:image-count="0" meta:object-count="0" meta:page-count="1" meta:paragraph-count="12" meta:word-count="68" meta:character-count="379"/>
  </office:meta>
</office:document-meta>
</file>